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800000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text-properties fo:color="#ff0000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dc2300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fo:font-size="15pt" fo:font-weight="normal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color="#000000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fo:font-size="15pt" fo:font-weight="bold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color="#0000ff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fo:color="#800000"/>
    </style:style>
    <style:style style:name="T5" style:family="text">
      <style:text-properties fo:color="#800000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ligadonospoliticos.com.br/politico/10/html/</text:p>
      <text:p text:style-name="Standard"/>
      <text:p text:style-name="Standard">Conferir ala em sql6 </text:p>
      <text:p text:style-name="Standard"><text:tab/><text:span text:style-name="T2">downloads.inc.php </text:span></text:p>
      <text:p text:style-name="Standard">???? </text:p>
      <text:p text:style-name="Standard"><text:tab/><text:span text:style-name="T2">estado.inc.php </text:span></text:p>
      <text:p text:style-name="Standard">não tenho o banco </text:p>
      <text:p text:style-name="Standard"><text:tab/><text:span text:style-name="T2">home.inc.php </text:span></text:p>
      <text:p text:style-name="Standard">home.inc.php </text:p>
      <text:p text:style-name="Standard">//duvida usei foaf:name e tinham 2 no rdf como distinguir ?</text:p>
      <text:p text:style-name="Standard">sql1 = </text:p>
      <text:p text:style-name="Standard">SELECT (count(?s) as ?c) </text:p>
      <text:p text:style-name="Standard">WHERE<text:tab/>{ </text:p>
      <text:p text:style-name="Standard"><text:s text:c="2"/><text:tab/>?s dc:creator ?x </text:p>
      <text:p text:style-name="Standard"><text:s text:c="2"/>} //conta os politicos </text:p>
      <text:p text:style-name="Standard"/>
      <text:p text:style-name="Standard"><text:tab/><text:bookmark-start text:name="__DdeLink__18_1162032107"/><text:span text:style-name="T2">politico_html.inc.php</text:span><text:bookmark-end text:name="__DdeLink__18_1162032107"/></text:p>
      <text:p text:style-name="P1">$sql2 = <text:bookmark-start text:name="__DdeLink__47_1162032107"/><text:bookmark-start text:name="__DdeLink__6_1162032107"/>SELECT ?tipo ?descricao ?preco <text:bookmark-end text:name="__DdeLink__6_1162032107"/></text:p>
      <text:p text:style-name="P1">WHERE<text:tab/>{</text:p>
      <text:p text:style-name="P1"><text:s text:c="2"/><text:tab/>?x dcterms:description ?descricao .</text:p>
      <text:p text:style-name="P1"><text:s text:c="2"/><text:tab/>?x dcterms:type ?tipo .</text:p>
      <text:p text:style-name="P1"><text:s text:c="2"/><text:tab/>?x rdfmoney:Price ?preco .</text:p>
      <text:p text:style-name="P1"><text:s text:c="2"/><text:tab/>?z polbr:DeclarationOfAssets ?x .</text:p>
      <text:p text:style-name="P1"><text:s text:c="2"/><text:tab/>&lt;http://ligadonospoliticos.com.br/politico/1&gt; ?k ?z</text:p>
      <text:p text:style-name="P1"><text:s text:c="2"/>}<text:bookmark-end text:name="__DdeLink__47_1162032107"/></text:p>
      <text:p text:style-name="P1">//// na consulta sql possui ids </text:p>
      <text:p text:style-name="P1">$sql 6 =<text:bookmark-start text:name="__DdeLink__12_1162032107"/> <text:bookmark-start text:name="__DdeLink__8_1162032107"/><text:bookmark-start text:name="__DdeLink__34_1162032107"/>SELECT ?anexo ?ala ?gabinete ?email ?telefone ?fax</text:p>
      <text:p text:style-name="P1">WHERE<text:tab/>{</text:p>
      <text:p text:style-name="P1"><text:s text:c="2"/><text:tab/>OPTIONAL{&lt;<text:bookmark-start text:name="__DdeLink__15_1162032107"/>http://ligadonospoliticos.com.br/politico/10<text:bookmark-end text:name="__DdeLink__15_1162032107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1"><text:s text:c="2"/>}<text:bookmark-end text:name="__DdeLink__34_1162032107"/></text:p>
      <text:p text:style-name="P1"/>
      <text:p text:style-name="P1"/>
      <text:p text:style-name="P1"><text:bookmark-end text:name="__DdeLink__12_1162032107"/><text:bookmark-end text:name="__DdeLink__8_1162032107"/>???????????????????????????????? em todos</text:p>
      <text:p text:style-name="P1"/>
      <text:p text:style-name="P2">politico_html2.inc.php</text:p>
      <text:p text:style-name="P2"/>
      <text:p text:style-name="P3">///// foto e e-mail é o nome do recurso conferir sql 18 ,20 , 15 e conf</text:p>
      <text:p text:style-name="P3">$sql1 = <text:s/><text:bookmark-start text:name="__DdeLink__593_30429436"/>SELECT ?nome_civil ?nome_parlamentar ?cargo ?situacao ?cargo_uf ?data_nascimento <text:bookmark-end text:name="__DdeLink__593_30429436"/></text:p>
      <text:p text:style-name="P3">?nome_pai ?nome_mae ?sexo ?cor ?estado_civil ?grau_instrucao ?nacionalidade</text:p>
      <text:p text:style-name="P3">?cidade_nascimento ?cidade_eleitoral ?email ?partido</text:p>
      <text:p text:style-name="P3">WHERE<text:tab/>{</text:p>
      <text:p text:style-name="P3"><text:s text:c="2"/><text:tab/>&lt;http://ligadonospoliticos.com.br/politico/12749&gt; foaf:name ?<text:soft-page-break/>nome_civil .</text:p>
      <text:p text:style-name="P3"><text:s text:c="3"/>OPTIONAL{</text:p>
      <text:p text:style-name="P3"><text:s text:c="4"/>&lt;http://ligadonospoliticos.com.br/politico/12749&gt; polbr:governmentalName ?x.}.</text:p>
      <text:p text:style-name="P3"><text:s text:c="7"/>&lt;http://ligadonospoliticos.com.br/politico/12749&gt; polbr:situation ?situacao.</text:p>
      <text:p text:style-name="P3"><text:s text:c="2"/>OPTIONAL{</text:p>
      <text:p text:style-name="P3"><text:s text:c="7"/>&lt;http://ligadonospoliticos.com.br/politico/12749&gt; pol:Office ?cargo }.</text:p>
      <text:p text:style-name="P3"><text:s text:c="3"/>OPTIONAL{</text:p>
      <text:p text:style-name="P3"><text:s text:c="7"/>&lt;http://ligadonospoliticos.com.br/politico/12749&gt; polbr:officeState ?cargo_uf }.</text:p>
      <text:p text:style-name="P3"><text:s text:c="3"/>OPTIONAL{</text:p>
      <text:p text:style-name="P3"><text:s text:c="7"/>&lt;http://ligadonospoliticos.com.br/politico/12749&gt; foaf:birthday ?data_nascimento }.</text:p>
      <text:p text:style-name="P3"><text:s text:c="2"/>OPTIONAL{</text:p>
      <text:p text:style-name="P3"><text:s text:c="7"/>&lt;http://ligadonospoliticos.com.br/politico/12749&gt; bio:father ?nome_pai }</text:p>
      <text:p text:style-name="P3"><text:s text:c="2"/>OPTIONAL{</text:p>
      <text:p text:style-name="P3"><text:s text:c="7"/>&lt;http://ligadonospoliticos.com.br/politico/12749&gt; bio:mother ?nome_mae }</text:p>
      <text:p text:style-name="P3"><text:s text:c="2"/>OPTIONAL{</text:p>
      <text:p text:style-name="P3"><text:s text:c="7"/>&lt;http://ligadonospoliticos.com.br/politico/12749&gt; foaf:gender ?sexo }</text:p>
      <text:p text:style-name="P3"><text:s text:c="2"/>OPTIONAL{</text:p>
      <text:p text:style-name="P3"><text:s text:c="7"/>&lt;http://ligadonospoliticos.com.br/politico/12749&gt; person:complexion ?cor }</text:p>
      <text:p text:style-name="P3"><text:s text:c="2"/>OPTIONAL{</text:p>
      <text:p text:style-name="P3"><text:s text:c="7"/>&lt;http://ligadonospoliticos.com.br/politico/12749&gt; polbr:maritalStatus ?estado_civil }</text:p>
      <text:p text:style-name="P3"><text:s/>OPTIONAL{</text:p>
      <text:p text:style-name="P3"><text:s text:c="7"/>&lt;http://ligadonospoliticos.com.br/politico/12749&gt; dcterms:educationLevel ?grau_instrucao }.</text:p>
      <text:p text:style-name="P3"><text:s text:c="2"/>OPTIONAL{</text:p>
      <text:p text:style-name="P3"><text:s text:c="7"/>&lt;http://ligadonospoliticos.com.br/politico/12749&gt; dbpprop:nationality ?nacionalidade }.</text:p>
      <text:p text:style-name="P3"><text:s text:c="2"/>OPTIONAL{</text:p>
      <text:p text:style-name="P3"><text:s text:c="7"/>&lt;http://ligadonospoliticos.com.br/politico/12749&gt; being:place-of-birth ?cidade_nascimento }.</text:p>
      <text:p text:style-name="P3"><text:s text:c="2"/>OPTIONAL{</text:p>
      <text:p text:style-name="P3"><text:s text:c="7"/>&lt;http://ligadonospoliticos.com.br/politico/12749&gt; polbr:place-of-vote ?cidade_eleitoral }.</text:p>
      <text:p text:style-name="P3"><text:s text:c="2"/>OPTIONAL{</text:p>
      <text:p text:style-name="P3"><text:s text:c="7"/>&lt;http://ligadonospoliticos.com.br/politico/12749&gt; biblio:Email ?email }.</text:p>
      <text:p text:style-name="P3"><text:s text:c="2"/>OPTIONAL{ </text:p>
      <text:p text:style-name="P3"><text:s text:c="4"/>&lt;http://ligadonospoliticos.com.br/politico/12749&gt; pol:party ?partido}.</text:p>
      <text:p text:style-name="P3"><text:soft-page-break/><text:s text:c="2"/></text:p>
      <text:p text:style-name="P3"><text:s text:c="37"/></text:p>
      <text:p text:style-name="P3">}</text:p>
      <text:p text:style-name="P3"/>
      <text:p text:style-name="P3">$slq3 = SELECT ?ano ?nome_urna ?numero_candidato ?partido ?cargo ?cargo_uf ?resultado</text:p>
      <text:p text:style-name="P3">?nome_coligacao ?partidos_coligacao ?situacao_candidatura ?numero_protocolo</text:p>
      <text:p text:style-name="P3">?numero_processo ?cnpj_campanha</text:p>
      <text:p text:style-name="P3">WHERE<text:tab/>{</text:p>
      <text:p text:style-name="P3"><text:s text:c="2"/><text:tab/>?x timeline:atYear ?ano .</text:p>
      <text:p text:style-name="P3"><text:s text:c="3"/>OPTIONAL{</text:p>
      <text:p text:style-name="P3"><text:s text:c="4"/>?x foaf:name ?nome_urna . }</text:p>
      <text:p text:style-name="P3"><text:s text:c="2"/>OPTIONAL{</text:p>
      <text:p text:style-name="P3"><text:s text:c="7"/>?x biblio:number ?numero_candidato }.</text:p>
      <text:p text:style-name="P3"><text:s text:c="3"/>OPTIONAL{</text:p>
      <text:p text:style-name="P3"><text:s text:c="7"/>?x pol:party ?partido }.</text:p>
      <text:p text:style-name="P3"><text:s text:c="3"/>OPTIONAL{</text:p>
      <text:p text:style-name="P3"><text:s text:c="7"/>?x pol:Office ?cargo }.</text:p>
      <text:p text:style-name="P3"><text:s text:c="2"/>OPTIONAL{</text:p>
      <text:p text:style-name="P3"><text:s text:c="7"/>?x geospecies:State ?cargo_uf }.</text:p>
      <text:p text:style-name="P3"><text:s text:c="2"/>OPTIONAL{</text:p>
      <text:p text:style-name="P3"><text:s text:c="7"/>?x earl:outcome ?resultado }.</text:p>
      <text:p text:style-name="P3"><text:s text:c="2"/>OPTIONAL{</text:p>
      <text:p text:style-name="P3"><text:s text:c="7"/>?x spinrdf:Union ?nome_coligacao }.</text:p>
      <text:p text:style-name="P3"><text:s text:c="2"/>OPTIONAL{</text:p>
      <text:p text:style-name="P3"><text:s text:c="7"/>?x polbr:unionParties ?partidos_coligacao }.</text:p>
      <text:p text:style-name="P3"><text:s text:c="2"/>OPTIONAL{</text:p>
      <text:p text:style-name="P3"><text:s text:c="7"/>?x polbr:situation ?situacao_candidatura }.</text:p>
      <text:p text:style-name="P3"><text:s/><text:bookmark-start text:name="__DdeLink__334_1995979754"/>OPTIONAL<text:bookmark-end text:name="__DdeLink__334_1995979754"/>{</text:p>
      <text:p text:style-name="P3"><text:s text:c="7"/>?x polbr:protocolNumber ?numero_protocolo }.</text:p>
      <text:p text:style-name="P3"><text:s text:c="2"/>OPTIONAL{</text:p>
      <text:p text:style-name="P3"><text:s text:c="7"/>?x polbr:processNumber ?numero_processo }.</text:p>
      <text:p text:style-name="P3"><text:s text:c="2"/>OPTIONAL{</text:p>
      <text:p text:style-name="P3"><text:s text:c="7"/>?x polbr:CNPJ ?cnpj_campanha }.</text:p>
      <text:p text:style-name="P3"><text:s text:c="2"/>&lt;http://ligadonospoliticos.com.br/politico/12749&gt; polbr:election ?x</text:p>
      <text:p text:style-name="P3"><text:s text:c="2"/></text:p>
      <text:p text:style-name="P3"><text:s text:c="37"/></text:p>
      <text:p text:style-name="P3">}</text:p>
      <text:p text:style-name="P3"/>
      <text:p text:style-name="P1"><text:span text:style-name="T1">$sql6 = <text:s/></text:span><text:bookmark-start text:name="__DdeLink__45_1162032107"/>SELECT ?anexo ?ala ?gabinete ?email ?telefone ?fax</text:p>
      <text:p text:style-name="P1">WHERE<text:tab/>{</text:p>
      <text:p text:style-name="P1"><text:soft-page-break/><text:s text:c="2"/><text:tab/>OPTIONAL{&lt;<text:bookmark-start text:name="__DdeLink__15_11620321071"/>http://ligadonospoliticos.com.br/politico/10<text:bookmark-end text:name="__DdeLink__15_11620321071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3"><text:s text:c="2"/>}<text:bookmark-end text:name="__DdeLink__45_1162032107"/></text:p>
      <text:p text:style-name="P3">//conferir sql7 na geração do rdf acho que está errada</text:p>
      <text:p text:style-name="P1"><text:span text:style-name="T1">$sql7 = <text:s/></text:span><text:bookmark-start text:name="__DdeLink__38_1162032107"/><text:bookmark-start text:name="__DdeLink__513_1917353796"/><text:span text:style-name="T1">SELECT ?tipo ?rua ?bairro ?cidade ?estado ?CEP ?CNPJ ?telefone ?disque ?site</text:span></text:p>
      <text:p text:style-name="P3">WHERE<text:tab/>{</text:p>
      <text:p text:style-name="P3"><text:s/><text:tab/>OPTIONAL{ &lt;http://ligadonospoliticos.com.br/politico/10&gt; po:Place ?tipo }.</text:p>
      <text:p text:style-name="P3"><text:s text:c="2"/><text:tab/>OPTIONAL{ &lt;http://ligadonospoliticos.com.br/politico/10&gt; vcard:street-address ?rua }.</text:p>
      <text:p text:style-name="P3"><text:tab/>OPTIONAL{ &lt;http://ligadonospoliticos.com.br/politico/10&gt; polbr:district ?bairro}.</text:p>
      <text:p text:style-name="P3"><text:s text:c="2"/><text:tab/>OPTIONAL{ &lt;http://ligadonospoliticos.com.br/politico/10&gt; vcard:locality ?cidade}.</text:p>
      <text:p text:style-name="P3"><text:s text:c="2"/><text:tab/>OPTIONAL{ &lt;http://ligadonospoliticos.com.br/politico/10&gt; geospecies:State ?estado}.</text:p>
      <text:p text:style-name="P3"><text:s text:c="2"/><text:tab/>OPTIONAL{ &lt;http://ligadonospoliticos.com.br/politico/10&gt; vcard:postal-code ?CEP}.</text:p>
      <text:p text:style-name="P3"><text:tab/>OPTIONAL{ &lt;http://ligadonospoliticos.com.br/politico/10&gt; polbr:CNPJ ?CNPJ}.</text:p>
      <text:p text:style-name="P3"><text:s text:c="2"/><text:tab/>OPTIONAL{ &lt;http://ligadonospoliticos.com.br/politico/10&gt; foaf:phone ?telefone}.</text:p>
      <text:p text:style-name="P3"><text:s text:c="2"/><text:tab/>OPTIONAL{ &lt;http://ligadonospoliticos.com.br/politico/10&gt; foaf:phone ?disque}.</text:p>
      <text:p text:style-name="P3"><text:s text:c="2"/><text:tab/>OPTIONAL{ &lt;http://ligadonospoliticos.com.br/politico/10&gt; foaf:homepage ?site}.</text:p>
      <text:p text:style-name="P3"><text:s text:c="2"/>}<text:bookmark-end text:name="__DdeLink__513_1917353796"/></text:p>
      <text:p text:style-name="P3"><text:s/></text:p>
      <text:p text:style-name="P12">possui 2 foaf:phone sem sujeito e está concatenando o que não é para concatenar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4/05</text:p>
      <text:p text:style-name="P3"/>
      <text:p text:style-name="P7"><text:bookmark-end text:name="__DdeLink__38_1162032107"/>$sql2 , $sql2a , $sql2b = <text:s/>como passar o valor para inteiro para realizar a soma</text:p>
      <text:p text:style-name="P3">// ex o valor 2.239,00 tem que ser 2239.00 para poder fazer cache para double</text:p>
      <text:p text:style-name="P3">222.333.333,00 </text:p>
      <text:p text:style-name="P3">$sql5 = SELECT ?descricao ?data_inicio ?data_fim ?participacao</text:p>
      <text:p text:style-name="P3">WHERE{</text:p>
      <text:p text:style-name="P3"><text:s text:c="2"/>&lt;http://ligadonospoliticos.com.br/politico/1492&gt; polbr:committee ?z.</text:p>
      <text:p text:style-name="P3"><text:s text:c="51"/>?z dcterms:description ?descricao.</text:p>
      <text:p text:style-name="P3"><text:s text:c="50"/>OPTIONAL{ ?z timeline:beginsAtDateTime ?data_inicio}.</text:p>
      <text:p text:style-name="P3"><text:s text:c="51"/>?z timeline:endsAtDateTime ?data_fim.</text:p>
      <text:p text:style-name="P3"><text:s text:c="5"/>}</text:p>
      <text:p text:style-name="P3"/>
      <text:p text:style-name="P12">problema o rdf gerado não possui o &lt;<text:bookmark-start text:name="__DdeLink__606_30429436"/>vcard:role<text:bookmark-end text:name="__DdeLink__606_30429436"/>&gt;</text:p>
      <text:p text:style-name="P4"/>
      <text:p text:style-name="P8">saql8= select ?descricao ?data_inicio ?data_fim ?tipo</text:p>
      <text:p text:style-name="P8">where</text:p>
      <text:p text:style-name="P8">{</text:p>
      <text:p text:style-name="P8"><text:tab/>&lt;http://ligadonospoliticos.com.br/politico/1493&gt; polbr:leadership ?z.</text:p>
      <text:p text:style-name="P8"><text:s text:c="4"/>?z dcterms:description ?descricao.</text:p>
      <text:p text:style-name="P8"><text:s text:c="4"/>?z dcterms:type ?tipo.</text:p>
      <text:p text:style-name="P8"><text:s text:c="2"/><text:tab/>?z timeline:beginsAtDateTime ?data_inicio.</text:p>
      <text:p text:style-name="P8"><text:s text:c="2"/><text:tab/>OPTIONAL{ ?z timeline:endsAtDateTime ?data_fim}.</text:p>
      <text:p text:style-name="P8">}</text:p>
      <text:p text:style-name="P12">Optional sendo inserindo com base nas condições na hora de gerar o rdf.</text:p>
      <text:p text:style-name="P12">Rdf online do politico 10 não existes</text:p>
      <text:p text:style-name="P6"><text:s/></text:p>
      <text:p text:style-name="P6"/>
      <text:p text:style-name="P8">sql9 = Select ?cargo ?data_inicio ?data_fim</text:p>
      <text:p text:style-name="P8">Where{</text:p>
      <text:p text:style-name="P8"><text:s text:c="2"/>&lt;http://ligadonospoliticos.com.br/politico/20233&gt; pol:Term ?x.</text:p>
      <text:p text:style-name="P8"><text:s text:c="2"/>?x pol:Office ?cargo.</text:p>
      <text:p text:style-name="P8"><text:s text:c="2"/>?x timeline:beginsAtDateTime <text:tab/>?data_inicio.</text:p>
      <text:p text:style-name="P8"><text:s text:c="2"/>Optional {?x timeline:endsAtDateTime ?data_fim}.</text:p>
      <text:p text:style-name="P8"><text:s text:c="2"/>}</text:p>
      <text:p text:style-name="P8"/>
      <text:p text:style-name="P8">sql10 = Select ?descricao ?data_inicio ?data_fim ?tipo ?documento</text:p>
      <text:p text:style-name="P8">Where{</text:p>
      <text:p text:style-name="P8"><text:s text:c="2"/>&lt;http://ligadonospoliticos.com.br/politico/22610&gt; polbr:mission ?x.</text:p>
      <text:p text:style-name="P8"><text:s text:c="2"/>?x dcterms:description ?descricao.</text:p>
      <text:p text:style-name="P8"><text:soft-page-break/><text:s text:c="2"/>?x dcterms:type <text:tab/>?tipo.</text:p>
      <text:p text:style-name="P8"><text:s text:c="2"/>?x timeline:beginsAtDateTime ?data_inicio.</text:p>
      <text:p text:style-name="P8"><text:s text:c="2"/>?x foaf:Document ?documento.</text:p>
      <text:p text:style-name="P8"><text:s text:c="2"/>Optional {?x timeline:endsAtDateTime ?data_fim}.</text:p>
      <text:p text:style-name="P8"><text:s text:c="2"/>}</text:p>
      <text:p text:style-name="P8"/>
      <text:p text:style-name="P8">sql11 =<text:bookmark-start text:name="__DdeLink__609_30429436"/> select ?data ?titulo ?casa ?numero ?tipo ?descricao_tipo ?ementa</text:p>
      <text:p text:style-name="P8">where{</text:p>
      <text:p text:style-name="P8"><text:s text:c="3"/>&lt;http://ligadonospoliticos.com.br/politico/22609&gt; polbr:proposition ?y.</text:p>
      <text:p text:style-name="P8"><text:s text:c="2"/>?y dc:title ?titulo.</text:p>
      <text:p text:style-name="P8"><text:s text:c="2"/>?y timeline:atDate ?data.</text:p>
      <text:p text:style-name="P8"><text:s text:c="2"/>?y po:Place ?casa.</text:p>
      <text:p text:style-name="P8"><text:s text:c="2"/>?y biblio:Number ?numero.</text:p>
      <text:p text:style-name="P8"><text:s text:c="2"/>?y dcterms:type ?tipo.</text:p>
      <text:p text:style-name="P8"><text:s text:c="2"/>?y dcterms:description ?ementa.</text:p>
      <text:p text:style-name="P8"><text:s text:c="2"/>}<text:bookmark-end text:name="__DdeLink__609_30429436"/></text:p>
      <text:p text:style-name="P8"/>
      <text:p text:style-name="P8"><text:span text:style-name="T7">Tipo é uma conctenação de ?tipo e de de ?descricao_tipo tentar separa isso no sparql ou no próprio php ?</text:span> </text:p>
      <text:p text:style-name="P8"/>
      <text:p text:style-name="P8"/>
      <text:p text:style-name="P8">Sql12 = select ?tipo ?data ?casa ?partido ?uf ?resumo</text:p>
      <text:p text:style-name="P8">where{</text:p>
      <text:p text:style-name="P8"><text:s text:c="3"/>&lt;<text:bookmark-start text:name="__DdeLink__510_563740781"/>http://ligadonospoliticos.com.br/politico/22609<text:bookmark-end text:name="__DdeLink__510_563740781"/>&gt; biblio:Speech ?y.</text:p>
      <text:p text:style-name="P8"><text:s text:c="2"/>?y timeline:atDate ?data.</text:p>
      <text:p text:style-name="P8"><text:s text:c="2"/>?y dcterms:type ?tipo.</text:p>
      <text:p text:style-name="P8"><text:s text:c="2"/>?y po:Place ?casa.</text:p>
      <text:p text:style-name="P8"><text:s text:c="2"/>?y pol:party ?partido.</text:p>
      <text:p text:style-name="P8"><text:s text:c="2"/>?y geospecies:State ?uf.</text:p>
      <text:p text:style-name="P8"><text:s text:c="2"/>?y biblio:abstract ?resumo.</text:p>
      <text:p text:style-name="P8"><text:s text:c="2"/>}</text:p>
      <text:p text:style-name="P8"/>
      <text:p text:style-name="P10">Politico_html_eleições_votações.inc.php</text:p>
      <text:p text:style-name="P8">$sql_eleição_voto_cargo = SELECT ?cargo ?cargo_uf</text:p>
      <text:p text:style-name="P8">where</text:p>
      <text:p text:style-name="P8">{ </text:p>
      <text:p text:style-name="P8"><text:s text:c="2"/><text:bookmark-start text:name="__DdeLink__515_563740781"/>&lt;http://ligadonospoliticos.com.br/politico/22609&gt;<text:bookmark-end text:name="__DdeLink__515_563740781"/> polbr:election ?x.</text:p>
      <text:p text:style-name="P8"><text:s text:c="2"/>OPTIONAL{?x pol:Office ?cargo}.</text:p>
      <text:p text:style-name="P8"><text:s text:c="2"/>OPTIONAL{ ?x geospecies:State ?cargo_uf}.</text:p>
      <text:p text:style-name="P8"><text:s text:c="2"/></text:p>
      <text:p text:style-name="P8"><text:s/>}</text:p>
      <text:p text:style-name="P8"/>
      <text:p text:style-name="P8"><text:soft-page-break/>$sql_eleicao_voto_politico= tabela <text:span text:style-name="T4">cidade e eleicao_voto_politico não estão no rdf do politico</text:span></text:p>
      <text:p text:style-name="P8"/>
      <text:p text:style-name="P8">$sql_eleicao_voto_municipio = <text:span text:style-name="T4">eleicao_voto_municipio e cargo não estão na tabela no sql</text:span></text:p>
      <text:p text:style-name="P4"/>
      <text:p text:style-name="P10">Politicos _html_votacoes.inc.php</text:p>
      <text:p text:style-name="P10">$sql_votacao =<text:span text:style-name="T4"> </text:span><text:span text:style-name="T5">rdf não possui a tabela votação</text:span></text:p>
      <text:p text:style-name="P8"/>
      <text:p text:style-name="P8">$sql_proposicao_voto = SELECT ?titulo ?ementa ?id_coleta</text:p>
      <text:p text:style-name="P8">WHERE{</text:p>
      <text:p text:style-name="P8"><text:tab/>&lt;http://ligadonospoliticos.com.br/politico/22609&gt; polbr:proposition ?x.</text:p>
      <text:p text:style-name="P8"><text:s text:c="4"/>?x dc:title ?titulo.</text:p>
      <text:p text:style-name="P8"><text:s text:c="4"/>?x dcterms:description ?ementa.</text:p>
      <text:p text:style-name="P8">}</text:p>
      <text:p text:style-name="P5"><text:span text:style-name="T6"><text:s/></text:span><text:span text:style-name="T3">o id_coleta não está no rdf geral</text:span></text:p>
      <text:p text:style-name="P9"/>
      <text:p text:style-name="P9"/>
      <text:p text:style-name="P11">Resultadobusca.inc.php</text:p>
      <text:p text:style-name="P9"/>
      <text:p text:style-name="P9">$consulta = ????</text:p>
      <text:p text:style-name="P9"/>
      <text:p text:style-name="P11">Visualização.inc.php</text:p>
      <text:p text:style-name="P11"/>
      <text:p text:style-name="P9">$result = ????</text:p>
      <text:p text:style-name="P9"/>
      <text:p text:style-name="P11">Visualização_proposição.inc.php</text:p>
      <text:p text:style-name="P11"/>
      <text:p text:style-name="P9">$result = ???</text:p>
      <text:p text:style-name="P9"/>
      <text:p text:style-name="P11">Visualização_votação.inc.php</text:p>
      <text:p text:style-name="P11"/>
      <text:p text:style-name="P9">$results = 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3:16:30</meta:creation-date>
    <dc:date>2014-06-06T16:22:59</dc:date>
    <meta:editing-duration>P18DT15H44M58S</meta:editing-duration>
    <meta:editing-cycles>41</meta:editing-cycles>
    <meta:generator>LibreOffice/3.5$Linux_X86_64 LibreOffice_project/350m1$Build-2</meta:generator>
    <meta:document-statistic meta:table-count="0" meta:image-count="0" meta:object-count="0" meta:page-count="7" meta:paragraph-count="222" meta:word-count="765" meta:character-count="8880" meta:non-whitespace-character-count="7629"/>
  </office:meta>
</office:document-meta>
</file>